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Crimson Text1" svg:font-family="'Crimson Text'" style:font-adornments="Fett" style:font-pitch="variable"/>
    <style:font-face style:name="Crimson Text" svg:font-family="'Crimson Text'" style:font-adornments="Standard" style:font-pitch="variable"/>
    <style:font-face style:name="Montserrat" svg:font-family="Montserra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70mm" table:align="margins"/>
    </style:style>
    <style:style style:name="Tabelle1.A" style:family="table-column">
      <style:table-column-properties style:column-width="34.93mm" style:rel-column-width="13463*"/>
    </style:style>
    <style:style style:name="Tabelle1.B" style:family="table-column">
      <style:table-column-properties style:column-width="135.08mm" style:rel-column-width="52072*"/>
    </style:style>
    <style:style style:name="Tabelle1.A1" style:family="table-cell">
      <style:table-cell-properties fo:padding="0mm" fo:border="none" style:writing-mode="page"/>
    </style:style>
    <style:style style:name="Tabelle1.5" style:family="table-row">
      <style:table-row-properties style:min-row-height="4.67mm"/>
    </style:style>
    <style:style style:name="P1" style:family="paragraph" style:parent-style-name="Standard">
      <style:text-properties style:font-name="Montserrat" fo:font-size="22pt" officeooo:rsid="00169ed1" officeooo:paragraph-rsid="00169ed1" style:font-size-asian="22pt" style:font-size-complex="22pt"/>
    </style:style>
    <style:style style:name="P2" style:family="paragraph" style:parent-style-name="Standard">
      <style:text-properties style:font-name="Montserrat" fo:font-size="22pt" fo:font-weight="bold" officeooo:rsid="00169ed1" officeooo:paragraph-rsid="00169ed1" style:font-size-asian="22pt" style:font-weight-asian="bold" style:font-size-complex="22pt" style:font-weight-complex="bold"/>
    </style:style>
    <style:style style:name="P3" style:family="paragraph" style:parent-style-name="Table_20_Contents">
      <style:text-properties style:font-name="Montserrat" fo:font-size="12pt" style:font-size-asian="10.5pt" style:font-size-complex="12pt"/>
    </style:style>
    <style:style style:name="P4" style:family="paragraph" style:parent-style-name="Table_20_Contents">
      <style:text-properties style:font-name="Montserrat" fo:font-size="12pt" officeooo:rsid="00169ed1" officeooo:paragraph-rsid="00169ed1" style:font-size-asian="10.5pt" style:font-size-complex="12pt"/>
    </style:style>
    <style:style style:name="P5" style:family="paragraph" style:parent-style-name="Table_20_Contents">
      <style:text-properties style:font-name="Montserrat" fo:font-size="12pt" officeooo:rsid="001d4101" officeooo:paragraph-rsid="001d4101" style:font-size-asian="10.5pt" style:font-size-complex="12pt"/>
    </style:style>
    <style:style style:name="P6" style:family="paragraph" style:parent-style-name="Table_20_Contents">
      <style:text-properties style:font-name="Montserrat" fo:font-size="12pt" officeooo:rsid="00550e9b" officeooo:paragraph-rsid="00550e9b" style:font-size-asian="10.5pt" style:font-size-complex="12pt"/>
    </style:style>
    <style:style style:name="P7" style:family="paragraph" style:parent-style-name="MyText">
      <style:text-properties officeooo:paragraph-rsid="00224e05"/>
    </style:style>
    <style:style style:name="P8" style:family="paragraph" style:parent-style-name="MyText">
      <style:text-properties officeooo:paragraph-rsid="00249935"/>
    </style:style>
    <style:style style:name="P9" style:family="paragraph" style:parent-style-name="MyText">
      <style:paragraph-properties fo:text-align="justify" style:justify-single-word="false"/>
      <style:text-properties officeooo:paragraph-rsid="0023944a"/>
    </style:style>
    <style:style style:name="P10" style:family="paragraph" style:parent-style-name="MyText">
      <style:text-properties officeooo:rsid="0036464b" officeooo:paragraph-rsid="003865e3"/>
    </style:style>
    <style:style style:name="P11" style:family="paragraph" style:parent-style-name="MyText">
      <style:text-properties officeooo:rsid="0036464b" officeooo:paragraph-rsid="004d5c7b"/>
    </style:style>
    <style:style style:name="P12" style:family="paragraph" style:parent-style-name="MyText">
      <style:text-properties officeooo:rsid="0036464b" officeooo:paragraph-rsid="0051206e"/>
    </style:style>
    <style:style style:name="P13" style:family="paragraph" style:parent-style-name="MyText">
      <style:paragraph-properties fo:line-height="100%"/>
      <style:text-properties officeooo:paragraph-rsid="0036464b"/>
    </style:style>
    <style:style style:name="P14" style:family="paragraph" style:parent-style-name="MyText">
      <style:paragraph-properties fo:line-height="100%"/>
      <style:text-properties officeooo:paragraph-rsid="0036d952"/>
    </style:style>
    <style:style style:name="P15" style:family="paragraph" style:parent-style-name="MyText">
      <style:paragraph-properties fo:line-height="100%"/>
      <style:text-properties officeooo:paragraph-rsid="0051822d"/>
    </style:style>
    <style:style style:name="P16" style:family="paragraph" style:parent-style-name="MyText">
      <style:text-properties officeooo:paragraph-rsid="003a2996"/>
    </style:style>
    <style:style style:name="P17" style:family="paragraph" style:parent-style-name="MyText">
      <style:text-properties officeooo:paragraph-rsid="003bcd67"/>
    </style:style>
    <style:style style:name="P18" style:family="paragraph" style:parent-style-name="MyText">
      <style:text-properties officeooo:paragraph-rsid="00407e2f"/>
    </style:style>
    <style:style style:name="P19" style:family="paragraph" style:parent-style-name="MyText">
      <style:text-properties officeooo:rsid="004612e4" officeooo:paragraph-rsid="004612e4"/>
    </style:style>
    <style:style style:name="P20" style:family="paragraph" style:parent-style-name="MyText">
      <style:text-properties officeooo:rsid="004d5c7b" officeooo:paragraph-rsid="004d5c7b"/>
    </style:style>
    <style:style style:name="P21" style:family="paragraph" style:parent-style-name="MyText">
      <style:text-properties officeooo:paragraph-rsid="004d5c7b"/>
    </style:style>
    <style:style style:name="P22" style:family="paragraph" style:parent-style-name="MyText">
      <style:text-properties officeooo:paragraph-rsid="00501edb"/>
    </style:style>
    <style:style style:name="P23" style:family="paragraph" style:parent-style-name="MyText">
      <style:text-properties officeooo:paragraph-rsid="003865e3"/>
    </style:style>
    <style:style style:name="P24" style:family="paragraph" style:parent-style-name="MyText">
      <style:text-properties officeooo:paragraph-rsid="0052d16e"/>
    </style:style>
    <style:style style:name="P25" style:family="paragraph" style:parent-style-name="MyText">
      <style:paragraph-properties fo:margin-top="0mm" fo:margin-bottom="0mm" loext:contextual-spacing="false" fo:line-height="100%"/>
      <style:text-properties style:font-name="Crimson Text" officeooo:rsid="0036d952" officeooo:paragraph-rsid="0036d952"/>
    </style:style>
    <style:style style:name="P26" style:family="paragraph" style:parent-style-name="MyText">
      <style:paragraph-properties fo:margin-top="0mm" fo:margin-bottom="0mm" loext:contextual-spacing="false" fo:line-height="100%"/>
      <style:text-properties style:font-name="Crimson Text" officeooo:rsid="003bcd67" officeooo:paragraph-rsid="004d5c7b"/>
    </style:style>
    <style:style style:name="P27" style:family="paragraph" style:parent-style-name="MyText">
      <style:paragraph-properties fo:margin-top="0mm" fo:margin-bottom="0mm" loext:contextual-spacing="false" fo:line-height="100%"/>
      <style:text-properties style:font-name="Crimson Text" officeooo:rsid="0036464b" officeooo:paragraph-rsid="004d5c7b"/>
    </style:style>
    <style:style style:name="P28" style:family="paragraph" style:parent-style-name="MyText">
      <style:paragraph-properties fo:margin-top="0mm" fo:margin-bottom="0mm" loext:contextual-spacing="false" fo:line-height="100%"/>
      <style:text-properties style:font-name="Crimson Text" officeooo:rsid="004d5c7b" officeooo:paragraph-rsid="004d5c7b"/>
    </style:style>
    <style:style style:name="P29" style:family="paragraph" style:parent-style-name="MyText">
      <style:paragraph-properties fo:margin-top="0mm" fo:margin-bottom="0mm" loext:contextual-spacing="false" fo:line-height="100%"/>
      <style:text-properties style:font-name="Crimson Text" officeooo:rsid="003865e3" officeooo:paragraph-rsid="0052d16e"/>
    </style:style>
    <style:style style:name="P30" style:family="paragraph" style:parent-style-name="MyText">
      <style:paragraph-properties fo:margin-top="0mm" fo:margin-bottom="0mm" loext:contextual-spacing="false" fo:line-height="100%"/>
      <style:text-properties style:font-name="Crimson Text" officeooo:rsid="003a2996" officeooo:paragraph-rsid="00501edb"/>
    </style:style>
    <style:style style:name="P31" style:family="paragraph" style:parent-style-name="MyText">
      <style:paragraph-properties fo:margin-top="0mm" fo:margin-bottom="0mm" loext:contextual-spacing="false" fo:line-height="100%"/>
      <style:text-properties style:font-name="Crimson Text" officeooo:rsid="00501edb" officeooo:paragraph-rsid="0051206e"/>
    </style:style>
    <style:style style:name="P32" style:family="paragraph" style:parent-style-name="MyText">
      <style:paragraph-properties fo:margin-top="0mm" fo:margin-bottom="0mm" loext:contextual-spacing="false" fo:line-height="100%"/>
      <style:text-properties style:font-name="Crimson Text" officeooo:rsid="0051206e" officeooo:paragraph-rsid="0051206e"/>
    </style:style>
    <style:style style:name="P33" style:family="paragraph" style:parent-style-name="MyText">
      <style:paragraph-properties fo:margin-top="0mm" fo:margin-bottom="0mm" loext:contextual-spacing="false" fo:line-height="100%"/>
      <style:text-properties style:font-name="Crimson Text" officeooo:rsid="0051822d" officeooo:paragraph-rsid="0051822d"/>
    </style:style>
    <style:style style:name="P34" style:family="paragraph" style:parent-style-name="MyText">
      <style:paragraph-properties fo:margin-top="0mm" fo:margin-bottom="0mm" loext:contextual-spacing="false" fo:line-height="100%"/>
      <style:text-properties style:font-name="Crimson Text" officeooo:rsid="0052d16e" officeooo:paragraph-rsid="0052d16e"/>
    </style:style>
    <style:style style:name="P35" style:family="paragraph" style:parent-style-name="MyText">
      <style:paragraph-properties fo:margin-top="0mm" fo:margin-bottom="0mm" loext:contextual-spacing="false" fo:line-height="100%"/>
      <style:text-properties officeooo:rsid="0036464b" officeooo:paragraph-rsid="004d5c7b"/>
    </style:style>
    <style:style style:name="P36" style:family="paragraph" style:parent-style-name="MyText">
      <style:paragraph-properties fo:margin-top="0mm" fo:margin-bottom="2.47mm" loext:contextual-spacing="false"/>
      <style:text-properties style:font-name="Crimson Text" fo:font-weight="normal" officeooo:rsid="0052d16e" officeooo:paragraph-rsid="0052d16e" style:font-weight-asian="normal" style:font-weight-complex="normal"/>
    </style:style>
    <style:style style:name="P37" style:family="paragraph" style:parent-style-name="Contents_20_1">
      <style:paragraph-properties>
        <style:tab-stops>
          <style:tab-stop style:position="170mm" style:type="right" style:leader-style="dotted" style:leader-text="."/>
        </style:tab-stops>
      </style:paragraph-properties>
    </style:style>
    <style:style style:name="P38" style:family="paragraph" style:parent-style-name="Contents_20_Heading">
      <style:paragraph-properties fo:break-before="page"/>
    </style:style>
    <style:style style:name="P39" style:family="paragraph" style:parent-style-name="Footer">
      <style:paragraph-properties fo:text-align="center" style:justify-single-word="false"/>
      <style:text-properties style:font-name="Montserrat" officeooo:rsid="00169140" officeooo:paragraph-rsid="00169140"/>
    </style:style>
    <style:style style:name="P40" style:family="paragraph" style:parent-style-name="Header">
      <style:text-properties style:font-name="Montserrat" fo:font-weight="bold" officeooo:rsid="005dacd2" officeooo:paragraph-rsid="005dacd2" style:font-weight-asian="bold" style:font-weight-complex="bold"/>
    </style:style>
    <style:style style:name="P41" style:family="paragraph" style:parent-style-name="Heading_20_1_20__28_user_29_" style:list-style-name="L1">
      <style:paragraph-properties fo:break-before="page"/>
      <style:text-properties style:font-name="Crimson Text1" fo:font-size="18.2000007629395pt" fo:font-weight="bold" officeooo:rsid="003592c5" officeooo:paragraph-rsid="003592c5" style:font-name-asian="Microsoft YaHei" style:font-size-asian="18.2000007629395pt" style:font-weight-asian="bold" style:font-name-complex="Lucida Sans" style:font-size-complex="18.2000007629395pt" style:font-weight-complex="bold"/>
    </style:style>
    <style:style style:name="P42" style:family="paragraph" style:parent-style-name="Heading_20_1_20__28_user_29_" style:list-style-name="L1">
      <style:paragraph-properties fo:break-before="page"/>
      <style:text-properties style:font-name="Crimson Text1" fo:font-size="18.2000007629395pt" fo:font-weight="bold" officeooo:rsid="00267e43" officeooo:paragraph-rsid="00267e43" style:font-name-asian="Microsoft YaHei" style:font-size-asian="18.2000007629395pt" style:font-weight-asian="bold" style:font-name-complex="Lucida Sans" style:font-size-complex="18.2000007629395pt" style:font-weight-complex="bold"/>
    </style:style>
    <style:style style:name="P43" style:family="paragraph" style:parent-style-name="Heading_20_1_20__28_user_29_" style:list-style-name="L1">
      <style:paragraph-properties fo:break-before="page"/>
      <style:text-properties officeooo:paragraph-rsid="0052d16e"/>
    </style:style>
    <style:style style:name="P44" style:family="paragraph" style:parent-style-name="Heading_20_2_20__28_user_29_" style:list-style-name="L1">
      <style:text-properties officeooo:paragraph-rsid="003a2996"/>
    </style:style>
    <style:style style:name="P45" style:family="paragraph" style:parent-style-name="Heading_20_2_20__28_user_29_" style:list-style-name="L1">
      <style:text-properties officeooo:paragraph-rsid="005e0379"/>
    </style:style>
    <style:style style:name="P46" style:family="paragraph" style:parent-style-name="Heading_20_2_20__28_user_29_" style:list-style-name="L1">
      <style:paragraph-properties fo:text-align="justify" style:justify-single-word="false"/>
      <style:text-properties style:font-name="Crimson Text" fo:font-size="16.1000003814697pt" fo:font-weight="bold" officeooo:rsid="0036464b" officeooo:paragraph-rsid="0036464b" style:font-name-asian="Microsoft YaHei" style:font-size-asian="16.1000003814697pt" style:font-weight-asian="bold" style:font-name-complex="Lucida Sans" style:font-size-complex="16.1000003814697pt" style:font-weight-complex="bold"/>
    </style:style>
    <style:style style:name="P47" style:family="paragraph" style:parent-style-name="Heading_20_2_20__28_user_29_" style:list-style-name="L1">
      <style:text-properties officeooo:rsid="00224e05" officeooo:paragraph-rsid="00224e05"/>
    </style:style>
    <style:style style:name="P48" style:family="paragraph" style:parent-style-name="Heading_20_2_20__28_user_29_" style:list-style-name="L1">
      <style:text-properties style:font-name="Crimson Text1" fo:font-size="16.1000003814697pt" fo:font-weight="bold" officeooo:rsid="00249935" officeooo:paragraph-rsid="00249935" style:font-name-asian="Microsoft YaHei" style:font-size-asian="16.1000003814697pt" style:font-weight-asian="bold" style:font-name-complex="Lucida Sans" style:font-size-complex="16.1000003814697pt" style:font-weight-complex="bold"/>
    </style:style>
    <style:style style:name="P49" style:family="paragraph" style:parent-style-name="Heading_20_2_20__28_user_29_" style:list-style-name="L1">
      <style:text-properties style:font-name="Crimson Text1" fo:font-size="16.1000003814697pt" fo:font-weight="bold" officeooo:rsid="0032f550" officeooo:paragraph-rsid="0032f550" style:font-name-asian="Microsoft YaHei" style:font-size-asian="16.1000003814697pt" style:font-weight-asian="bold" style:font-name-complex="Lucida Sans" style:font-size-complex="16.1000003814697pt" style:font-weight-complex="bold"/>
    </style:style>
    <style:style style:name="P50" style:family="paragraph" style:parent-style-name="Heading_20_2_20__28_user_29_" style:list-style-name="L1">
      <style:text-properties style:font-name="Crimson Text1" fo:font-size="16.1000003814697pt" fo:font-weight="bold" officeooo:rsid="003a2996" officeooo:paragraph-rsid="003a2996" style:font-name-asian="Microsoft YaHei" style:font-size-asian="16.1000003814697pt" style:font-weight-asian="bold" style:font-name-complex="Lucida Sans" style:font-size-complex="16.1000003814697pt" style:font-weight-complex="bold"/>
    </style:style>
    <style:style style:name="P51" style:family="paragraph" style:parent-style-name="Heading_20_2_20__28_user_29_" style:list-style-name="L1">
      <style:text-properties style:font-name="Crimson Text1" fo:font-size="16.1000003814697pt" fo:font-weight="bold" officeooo:rsid="00619991" officeooo:paragraph-rsid="00619991" style:font-name-asian="Microsoft YaHei" style:font-size-asian="16.1000003814697pt" style:font-weight-asian="bold" style:font-name-complex="Lucida Sans" style:font-size-complex="16.1000003814697pt" style:font-weight-complex="bold"/>
    </style:style>
    <style:style style:name="P52" style:family="paragraph" style:parent-style-name="Heading_20_2_20__28_user_29_" style:list-style-name="L1">
      <style:text-properties style:font-name="Crimson Text1" fo:font-size="16.1000003814697pt" fo:font-weight="bold" officeooo:rsid="00640e53" officeooo:paragraph-rsid="00640e53" style:font-name-asian="Microsoft YaHei" style:font-size-asian="16.1000003814697pt" style:font-weight-asian="bold" style:font-name-complex="Lucida Sans" style:font-size-complex="16.1000003814697pt" style:font-weight-complex="bold"/>
    </style:style>
    <style:style style:name="P53" style:family="paragraph" style:parent-style-name="Heading_20_3_20__28_user_29_" style:list-style-name="L1"/>
    <style:style style:name="P54" style:family="paragraph" style:parent-style-name="Heading_20_3_20__28_user_29_" style:list-style-name="L1">
      <style:text-properties officeooo:paragraph-rsid="00439863"/>
    </style:style>
    <style:style style:name="P55" style:family="paragraph" style:parent-style-name="MyText">
      <style:text-properties style:font-name="Crimson Text" officeooo:rsid="0051822d" officeooo:paragraph-rsid="0051822d"/>
    </style:style>
    <style:style style:name="P56" style:family="paragraph" style:parent-style-name="MyText">
      <style:text-properties style:font-name="Crimson Text" officeooo:rsid="0051822d" officeooo:paragraph-rsid="0061479b"/>
    </style:style>
    <style:style style:name="P57" style:family="paragraph" style:parent-style-name="MyText">
      <style:text-properties style:font-name="Crimson Text" officeooo:rsid="0051822d" officeooo:paragraph-rsid="0063c227"/>
    </style:style>
    <style:style style:name="P58" style:family="paragraph" style:parent-style-name="MyText">
      <style:text-properties style:font-name="Crimson Text" fo:font-weight="normal" officeooo:rsid="0051822d" officeooo:paragraph-rsid="0051822d" style:font-weight-asian="normal" style:font-weight-complex="normal"/>
    </style:style>
    <style:style style:name="P59" style:family="paragraph" style:parent-style-name="MyText">
      <style:text-properties style:font-name="Crimson Text" fo:font-weight="normal" officeooo:rsid="0061479b" officeooo:paragraph-rsid="0061479b" style:font-weight-asian="normal" style:font-weight-complex="normal"/>
    </style:style>
    <style:style style:name="P60" style:family="paragraph" style:parent-style-name="MyText">
      <style:text-properties style:font-name="Crimson Text" fo:font-weight="normal" officeooo:rsid="0063c227" officeooo:paragraph-rsid="0063c227" style:font-weight-asian="normal" style:font-weight-complex="normal"/>
    </style:style>
    <style:style style:name="P61" style:family="paragraph" style:parent-style-name="MyText">
      <style:text-properties officeooo:paragraph-rsid="005f5913"/>
    </style:style>
    <style:style style:name="P62" style:family="paragraph" style:parent-style-name="MyText">
      <style:text-properties officeooo:paragraph-rsid="00619991"/>
    </style:style>
    <style:style style:name="P63" style:family="paragraph" style:parent-style-name="MyText">
      <style:text-properties officeooo:paragraph-rsid="00640e53"/>
    </style:style>
    <style:style style:name="P64" style:family="paragraph" style:parent-style-name="MyText">
      <style:text-properties officeooo:paragraph-rsid="006589cf"/>
    </style:style>
    <style:style style:name="P65" style:family="paragraph" style:parent-style-name="MyText" style:list-style-name="L2">
      <style:paragraph-properties fo:margin-top="0mm" fo:margin-bottom="2.47mm" loext:contextual-spacing="false"/>
      <style:text-properties officeooo:rsid="00407e2f" officeooo:paragraph-rsid="00407e2f"/>
    </style:style>
    <style:style style:name="P66" style:family="paragraph" style:parent-style-name="MyText" style:list-style-name="L3">
      <style:paragraph-properties fo:margin-top="0mm" fo:margin-bottom="2.47mm" loext:contextual-spacing="false"/>
      <style:text-properties officeooo:paragraph-rsid="0051206e"/>
    </style:style>
    <style:style style:name="P67" style:family="paragraph" style:parent-style-name="MyText" style:list-style-name="L4">
      <style:paragraph-properties fo:margin-top="0mm" fo:margin-bottom="2.47mm" loext:contextual-spacing="false"/>
      <style:text-properties officeooo:paragraph-rsid="004612e4"/>
    </style:style>
    <style:style style:name="P68" style:family="paragraph" style:parent-style-name="MyText" style:list-style-name="L5">
      <style:paragraph-properties fo:margin-top="0mm" fo:margin-bottom="2.47mm" loext:contextual-spacing="false"/>
      <style:text-properties officeooo:rsid="00501edb" officeooo:paragraph-rsid="00501edb"/>
    </style:style>
    <style:style style:name="P69" style:family="paragraph" style:parent-style-name="MyText" style:list-style-name="L6">
      <style:paragraph-properties fo:margin-top="0mm" fo:margin-bottom="2.47mm" loext:contextual-spacing="false"/>
      <style:text-properties style:font-name="Crimson Text" officeooo:rsid="004c776e" officeooo:paragraph-rsid="004c776e"/>
    </style:style>
    <style:style style:name="P70" style:family="paragraph" style:parent-style-name="MyText" style:list-style-name="L7">
      <style:paragraph-properties fo:margin-top="0mm" fo:margin-bottom="2.47mm" loext:contextual-spacing="false"/>
      <style:text-properties style:font-name="Crimson Text" officeooo:rsid="004e513c" officeooo:paragraph-rsid="004e513c"/>
    </style:style>
    <style:style style:name="P71" style:family="paragraph" style:parent-style-name="MyText" style:list-style-name="L8">
      <style:paragraph-properties fo:margin-top="0mm" fo:margin-bottom="2.47mm" loext:contextual-spacing="false"/>
      <style:text-properties style:font-name="Crimson Text" fo:font-weight="normal" officeooo:rsid="0051206e" officeooo:paragraph-rsid="0051206e" style:font-weight-asian="normal" style:font-weight-complex="normal"/>
    </style:style>
    <style:style style:name="P72" style:family="paragraph" style:parent-style-name="MyText" style:list-style-name="L11">
      <style:paragraph-properties fo:margin-top="0mm" fo:margin-bottom="2.47mm" loext:contextual-spacing="false"/>
      <style:text-properties style:font-name="Crimson Text" fo:font-weight="normal" officeooo:rsid="0063c227" officeooo:paragraph-rsid="0063c227" style:font-weight-asian="normal" style:font-weight-complex="normal"/>
    </style:style>
    <style:style style:name="P73" style:family="paragraph" style:parent-style-name="MyText">
      <style:paragraph-properties fo:margin-top="0mm" fo:margin-bottom="2.47mm" loext:contextual-spacing="false"/>
      <style:text-properties style:font-name="Crimson Text" fo:font-weight="normal" officeooo:rsid="006589cf" officeooo:paragraph-rsid="006589cf" style:font-weight-asian="normal" style:font-weight-complex="normal"/>
    </style:style>
    <style:style style:name="P74" style:family="paragraph" style:parent-style-name="MyText">
      <style:paragraph-properties fo:margin-top="0mm" fo:margin-bottom="2.47mm" loext:contextual-spacing="false"/>
      <style:text-properties fo:font-weight="bold" officeooo:rsid="003bcd67" officeooo:paragraph-rsid="006589cf" style:font-weight-asian="bold" style:font-weight-complex="bold"/>
    </style:style>
    <style:style style:name="P75" style:family="paragraph" style:parent-style-name="MyText" style:list-style-name="L9">
      <style:paragraph-properties fo:margin-top="0mm" fo:margin-bottom="2.47mm" loext:contextual-spacing="false"/>
      <style:text-properties officeooo:paragraph-rsid="0061479b"/>
    </style:style>
    <style:style style:name="P76" style:family="paragraph" style:parent-style-name="MyText" style:list-style-name="L10">
      <style:paragraph-properties fo:margin-top="0mm" fo:margin-bottom="2.47mm" loext:contextual-spacing="false"/>
      <style:text-properties officeooo:paragraph-rsid="00619991"/>
    </style:style>
    <style:style style:name="P77" style:family="paragraph" style:parent-style-name="MyText" style:list-style-name="L12">
      <style:paragraph-properties fo:margin-top="0mm" fo:margin-bottom="2.47mm" loext:contextual-spacing="false"/>
      <style:text-properties officeooo:paragraph-rsid="0063c227"/>
    </style:style>
    <style:style style:name="P78" style:family="paragraph" style:parent-style-name="MyText" style:list-style-name="L13">
      <style:paragraph-properties fo:margin-top="0mm" fo:margin-bottom="2.47mm" loext:contextual-spacing="false"/>
      <style:text-properties officeooo:paragraph-rsid="0042271e"/>
    </style:style>
    <style:style style:name="P79" style:family="paragraph" style:parent-style-name="MyText" style:list-style-name="L14">
      <style:paragraph-properties fo:margin-top="0mm" fo:margin-bottom="2.47mm" loext:contextual-spacing="false"/>
      <style:text-properties officeooo:paragraph-rsid="0042271e"/>
    </style:style>
    <style:style style:name="P80" style:family="paragraph" style:parent-style-name="MyText" style:list-style-name="L15">
      <style:paragraph-properties fo:margin-top="0mm" fo:margin-bottom="2.47mm" loext:contextual-spacing="false"/>
    </style:style>
    <style:style style:name="P81" style:family="paragraph" style:parent-style-name="MyText">
      <style:paragraph-properties fo:margin-top="0mm" fo:margin-bottom="0mm" loext:contextual-spacing="false"/>
      <style:text-properties officeooo:paragraph-rsid="0051822d"/>
    </style:style>
    <style:style style:name="P82" style:family="paragraph" style:parent-style-name="MyText">
      <style:paragraph-properties fo:margin-top="0mm" fo:margin-bottom="0mm" loext:contextual-spacing="false"/>
      <style:text-properties fo:font-weight="bold" officeooo:rsid="0051822d" officeooo:paragraph-rsid="0051822d" style:font-weight-asian="bold" style:font-weight-complex="bold"/>
    </style:style>
    <style:style style:name="P83" style:family="paragraph" style:parent-style-name="MyText">
      <style:paragraph-properties fo:margin-top="0mm" fo:margin-bottom="0mm" loext:contextual-spacing="false"/>
      <style:text-properties fo:font-weight="bold" officeooo:rsid="0051822d" officeooo:paragraph-rsid="0061479b" style:font-weight-asian="bold" style:font-weight-complex="bold"/>
    </style:style>
    <style:style style:name="P84" style:family="paragraph" style:parent-style-name="MyText">
      <style:paragraph-properties fo:margin-top="0mm" fo:margin-bottom="0mm" loext:contextual-spacing="false"/>
      <style:text-properties fo:font-weight="bold" officeooo:rsid="0051822d" officeooo:paragraph-rsid="0063c227" style:font-weight-asian="bold" style:font-weight-complex="bold"/>
    </style:style>
    <style:style style:name="P85" style:family="paragraph" style:parent-style-name="MyText">
      <style:paragraph-properties fo:margin-top="0mm" fo:margin-bottom="0mm" loext:contextual-spacing="false"/>
      <style:text-properties fo:font-weight="bold" officeooo:rsid="0051822d" officeooo:paragraph-rsid="0052d16e" style:font-weight-asian="bold" style:font-weight-complex="bold"/>
    </style:style>
    <style:style style:name="P86" style:family="paragraph" style:parent-style-name="MyText">
      <style:paragraph-properties fo:margin-top="0mm" fo:margin-bottom="0mm" loext:contextual-spacing="false"/>
      <style:text-properties fo:font-weight="bold" officeooo:rsid="0051822d" officeooo:paragraph-rsid="006589cf" style:font-weight-asian="bold" style:font-weight-complex="bold"/>
    </style:style>
    <style:style style:name="P87" style:family="paragraph" style:parent-style-name="MyText">
      <style:paragraph-properties fo:margin-top="0mm" fo:margin-bottom="0mm" loext:contextual-spacing="false"/>
      <style:text-properties fo:font-weight="bold" officeooo:rsid="003bcd67" officeooo:paragraph-rsid="003bcd67" style:font-weight-asian="bold" style:font-weight-complex="bold"/>
    </style:style>
    <style:style style:name="P88" style:family="paragraph" style:parent-style-name="MyText">
      <style:paragraph-properties fo:margin-top="0mm" fo:margin-bottom="0mm" loext:contextual-spacing="false"/>
      <style:text-properties fo:font-weight="bold" officeooo:rsid="003bcd67" officeooo:paragraph-rsid="0061479b" style:font-weight-asian="bold" style:font-weight-complex="bold"/>
    </style:style>
    <style:style style:name="P89" style:family="paragraph" style:parent-style-name="MyText">
      <style:paragraph-properties fo:margin-top="0mm" fo:margin-bottom="0mm" loext:contextual-spacing="false"/>
      <style:text-properties fo:font-weight="bold" officeooo:rsid="003bcd67" officeooo:paragraph-rsid="0063c227" style:font-weight-asian="bold" style:font-weight-complex="bold"/>
    </style:style>
    <style:style style:name="P90" style:family="paragraph" style:parent-style-name="MyText">
      <style:paragraph-properties fo:margin-top="0mm" fo:margin-bottom="0mm" loext:contextual-spacing="false"/>
      <style:text-properties fo:font-weight="bold" officeooo:rsid="003bcd67" officeooo:paragraph-rsid="0042271e" style:font-weight-asian="bold" style:font-weight-complex="bold"/>
    </style:style>
    <style:style style:name="P91" style:family="paragraph" style:parent-style-name="MyText">
      <style:paragraph-properties fo:margin-top="0mm" fo:margin-bottom="0mm" loext:contextual-spacing="false"/>
      <style:text-properties fo:font-weight="bold" officeooo:rsid="003bcd67" officeooo:paragraph-rsid="0051822d" style:font-weight-asian="bold" style:font-weight-complex="bold"/>
    </style:style>
    <style:style style:name="P92" style:family="paragraph" style:parent-style-name="MyText">
      <style:paragraph-properties fo:margin-top="0mm" fo:margin-bottom="0mm" loext:contextual-spacing="false"/>
      <style:text-properties fo:font-weight="bold" officeooo:rsid="003bcd67" officeooo:paragraph-rsid="004a8e72" style:font-weight-asian="bold" style:font-weight-complex="bold"/>
    </style:style>
    <style:style style:name="P93" style:family="paragraph" style:parent-style-name="MyText">
      <style:paragraph-properties fo:margin-top="0mm" fo:margin-bottom="0mm" loext:contextual-spacing="false"/>
      <style:text-properties fo:font-weight="bold" officeooo:rsid="003bcd67" officeooo:paragraph-rsid="0052d16e" style:font-weight-asian="bold" style:font-weight-complex="bold"/>
    </style:style>
    <style:style style:name="P94" style:family="paragraph" style:parent-style-name="MyText" style:list-style-name="L2">
      <style:paragraph-properties fo:margin-top="0mm" fo:margin-bottom="0mm" loext:contextual-spacing="false"/>
      <style:text-properties officeooo:paragraph-rsid="003bcd67"/>
    </style:style>
    <style:style style:name="P95" style:family="paragraph" style:parent-style-name="MyText">
      <style:paragraph-properties fo:margin-top="0mm" fo:margin-bottom="0mm" loext:contextual-spacing="false"/>
      <style:text-properties officeooo:paragraph-rsid="003d2424"/>
    </style:style>
    <style:style style:name="P96" style:family="paragraph" style:parent-style-name="MyText" style:list-style-name="L3">
      <style:paragraph-properties fo:margin-top="0mm" fo:margin-bottom="0mm" loext:contextual-spacing="false"/>
      <style:text-properties officeooo:paragraph-rsid="003d2424"/>
    </style:style>
    <style:style style:name="P97" style:family="paragraph" style:parent-style-name="MyText" style:list-style-name="L3">
      <style:paragraph-properties fo:margin-top="0mm" fo:margin-bottom="0mm" loext:contextual-spacing="false"/>
      <style:text-properties officeooo:paragraph-rsid="00476ce1"/>
    </style:style>
    <style:style style:name="P98" style:family="paragraph" style:parent-style-name="MyText" style:list-style-name="L3">
      <style:paragraph-properties fo:margin-top="0mm" fo:margin-bottom="0mm" loext:contextual-spacing="false"/>
      <style:text-properties officeooo:paragraph-rsid="004a8e72"/>
    </style:style>
    <style:style style:name="P99" style:family="paragraph" style:parent-style-name="MyText">
      <style:paragraph-properties fo:margin-top="0mm" fo:margin-bottom="0mm" loext:contextual-spacing="false"/>
      <style:text-properties officeooo:paragraph-rsid="0061479b"/>
    </style:style>
    <style:style style:name="P100" style:family="paragraph" style:parent-style-name="MyText">
      <style:paragraph-properties fo:margin-top="0mm" fo:margin-bottom="0mm" loext:contextual-spacing="false"/>
      <style:text-properties officeooo:paragraph-rsid="00619991"/>
    </style:style>
    <style:style style:name="P101" style:family="paragraph" style:parent-style-name="MyText">
      <style:paragraph-properties fo:margin-top="0mm" fo:margin-bottom="0mm" loext:contextual-spacing="false"/>
      <style:text-properties officeooo:paragraph-rsid="0063c227"/>
    </style:style>
    <style:style style:name="P102" style:family="paragraph" style:parent-style-name="MyText">
      <style:paragraph-properties fo:margin-top="0mm" fo:margin-bottom="0mm" loext:contextual-spacing="false"/>
      <style:text-properties officeooo:paragraph-rsid="0042271e"/>
    </style:style>
    <style:style style:name="P103" style:family="paragraph" style:parent-style-name="MyText" style:list-style-name="L4">
      <style:paragraph-properties fo:margin-top="0mm" fo:margin-bottom="0mm" loext:contextual-spacing="false"/>
      <style:text-properties officeooo:paragraph-rsid="00476ce1"/>
    </style:style>
    <style:style style:name="P104" style:family="paragraph" style:parent-style-name="MyText">
      <style:paragraph-properties fo:margin-top="0mm" fo:margin-bottom="0mm" loext:contextual-spacing="false"/>
      <style:text-properties officeooo:paragraph-rsid="003f7da5"/>
    </style:style>
    <style:style style:name="P105" style:family="paragraph" style:parent-style-name="MyText" style:list-style-name="L5">
      <style:paragraph-properties fo:margin-top="0mm" fo:margin-bottom="0mm" loext:contextual-spacing="false"/>
      <style:text-properties officeooo:paragraph-rsid="00476ce1"/>
    </style:style>
    <style:style style:name="P106" style:family="paragraph" style:parent-style-name="MyText">
      <style:paragraph-properties fo:margin-top="0mm" fo:margin-bottom="0mm" loext:contextual-spacing="false"/>
      <style:text-properties fo:font-weight="normal" officeooo:rsid="004a8e72" officeooo:paragraph-rsid="004a8e72" style:font-weight-asian="normal" style:font-weight-complex="normal"/>
    </style:style>
    <style:style style:name="P107" style:family="paragraph" style:parent-style-name="MyText" style:list-style-name="L6">
      <style:paragraph-properties fo:margin-top="0mm" fo:margin-bottom="0mm" loext:contextual-spacing="false"/>
      <style:text-properties officeooo:paragraph-rsid="004a8e72"/>
    </style:style>
    <style:style style:name="P108" style:family="paragraph" style:parent-style-name="MyText" style:list-style-name="L6">
      <style:paragraph-properties fo:margin-top="0mm" fo:margin-bottom="0mm" loext:contextual-spacing="false"/>
      <style:text-properties officeooo:paragraph-rsid="004c776e"/>
    </style:style>
    <style:style style:name="P109" style:family="paragraph" style:parent-style-name="MyText" style:list-style-name="L6">
      <style:paragraph-properties fo:margin-top="0mm" fo:margin-bottom="0mm" loext:contextual-spacing="false"/>
      <style:text-properties style:font-name="Crimson Text" officeooo:rsid="004a8e72" officeooo:paragraph-rsid="004a8e72"/>
    </style:style>
    <style:style style:name="P110" style:family="paragraph" style:parent-style-name="MyText" style:list-style-name="L8">
      <style:paragraph-properties fo:margin-top="0mm" fo:margin-bottom="0mm" loext:contextual-spacing="false"/>
      <style:text-properties style:font-name="Crimson Text" officeooo:rsid="004a8e72" officeooo:paragraph-rsid="004e513c"/>
    </style:style>
    <style:style style:name="P111" style:family="paragraph" style:parent-style-name="MyText" style:list-style-name="L7">
      <style:paragraph-properties fo:margin-top="0mm" fo:margin-bottom="0mm" loext:contextual-spacing="false"/>
      <style:text-properties style:font-name="Crimson Text" officeooo:rsid="004e513c" officeooo:paragraph-rsid="004e513c"/>
    </style:style>
    <style:style style:name="P112" style:family="paragraph" style:parent-style-name="MyText" style:list-style-name="L8">
      <style:paragraph-properties fo:margin-top="0mm" fo:margin-bottom="0mm" loext:contextual-spacing="false"/>
      <style:text-properties style:font-name="Crimson Text" fo:font-weight="normal" officeooo:rsid="003d2424" officeooo:paragraph-rsid="004e513c" style:font-weight-asian="normal" style:font-weight-complex="normal"/>
    </style:style>
    <style:style style:name="P113" style:family="paragraph" style:parent-style-name="MyText">
      <style:paragraph-properties fo:margin-top="0mm" fo:margin-bottom="0mm" loext:contextual-spacing="false"/>
      <style:text-properties officeooo:paragraph-rsid="0052d16e"/>
    </style:style>
    <style:style style:name="P114" style:family="paragraph" style:parent-style-name="MyText">
      <style:paragraph-properties fo:margin-top="0mm" fo:margin-bottom="0mm" loext:contextual-spacing="false"/>
      <style:text-properties officeooo:paragraph-rsid="004e513c"/>
    </style:style>
    <style:style style:name="P115" style:family="paragraph" style:parent-style-name="MyText" style:list-style-name="L8">
      <style:paragraph-properties fo:margin-top="0mm" fo:margin-bottom="0mm" loext:contextual-spacing="false"/>
      <style:text-properties officeooo:paragraph-rsid="004e513c"/>
    </style:style>
    <style:style style:name="P116" style:family="paragraph" style:parent-style-name="MyText">
      <style:paragraph-properties fo:margin-top="0mm" fo:margin-bottom="0mm" loext:contextual-spacing="false"/>
      <style:text-properties officeooo:paragraph-rsid="006589cf"/>
    </style:style>
    <style:style style:name="P117" style:family="paragraph" style:parent-style-name="Standard">
      <style:text-properties officeooo:paragraph-rsid="00169ed1"/>
    </style:style>
    <style:style style:name="T1" style:family="text">
      <style:text-properties officeooo:rsid="00199392"/>
    </style:style>
    <style:style style:name="T2" style:family="text">
      <style:text-properties officeooo:rsid="001af34e"/>
    </style:style>
    <style:style style:name="T3" style:family="text">
      <style:text-properties style:font-name="Crimson Text"/>
    </style:style>
    <style:style style:name="T4" style:family="text">
      <style:text-properties style:font-name="Crimson Text" officeooo:rsid="001af34e"/>
    </style:style>
    <style:style style:name="T5" style:family="text">
      <style:text-properties style:font-name="Crimson Text" officeooo:rsid="001f1272"/>
    </style:style>
    <style:style style:name="T6" style:family="text">
      <style:text-properties style:font-name="Crimson Text" officeooo:rsid="002030b1"/>
    </style:style>
    <style:style style:name="T7" style:family="text">
      <style:text-properties style:font-name="Crimson Text" officeooo:rsid="0023944a"/>
    </style:style>
    <style:style style:name="T8" style:family="text">
      <style:text-properties style:font-name="Crimson Text" officeooo:rsid="00249935"/>
    </style:style>
    <style:style style:name="T9" style:family="text">
      <style:text-properties style:font-name="Crimson Text" officeooo:rsid="00285182"/>
    </style:style>
    <style:style style:name="T10" style:family="text">
      <style:text-properties style:font-name="Crimson Text" officeooo:rsid="0029ccc8"/>
    </style:style>
    <style:style style:name="T11" style:family="text">
      <style:text-properties style:font-name="Crimson Text" officeooo:rsid="002a1496"/>
    </style:style>
    <style:style style:name="T12" style:family="text">
      <style:text-properties style:font-name="Crimson Text" officeooo:rsid="002bfda2"/>
    </style:style>
    <style:style style:name="T13" style:family="text">
      <style:text-properties style:font-name="Crimson Text" officeooo:rsid="002df868"/>
    </style:style>
    <style:style style:name="T14" style:family="text">
      <style:text-properties style:font-name="Crimson Text" officeooo:rsid="002ebfa1"/>
    </style:style>
    <style:style style:name="T15" style:family="text">
      <style:text-properties style:font-name="Crimson Text" officeooo:rsid="002fd3c4"/>
    </style:style>
    <style:style style:name="T16" style:family="text">
      <style:text-properties style:font-name="Crimson Text" officeooo:rsid="0036464b"/>
    </style:style>
    <style:style style:name="T17" style:family="text">
      <style:text-properties style:font-name="Crimson Text" officeooo:rsid="0036d952"/>
    </style:style>
    <style:style style:name="T18" style:family="text">
      <style:text-properties style:font-name="Crimson Text" officeooo:rsid="0038810e"/>
    </style:style>
    <style:style style:name="T19" style:family="text">
      <style:text-properties style:font-name="Crimson Text" officeooo:rsid="003a2996"/>
    </style:style>
    <style:style style:name="T20" style:family="text">
      <style:text-properties style:font-name="Crimson Text" officeooo:rsid="003bcd67"/>
    </style:style>
    <style:style style:name="T21" style:family="text">
      <style:text-properties style:font-name="Crimson Text" officeooo:rsid="003d2424"/>
    </style:style>
    <style:style style:name="T22" style:family="text">
      <style:text-properties style:font-name="Crimson Text" fo:font-weight="bold" officeooo:rsid="003d2424" style:font-weight-asian="bold" style:font-weight-complex="bold"/>
    </style:style>
    <style:style style:name="T23" style:family="text">
      <style:text-properties style:font-name="Crimson Text" fo:font-weight="bold" officeooo:rsid="003bcd67" style:font-weight-asian="bold" style:font-weight-complex="bold"/>
    </style:style>
    <style:style style:name="T24" style:family="text">
      <style:text-properties style:font-name="Crimson Text" fo:font-weight="bold" officeooo:rsid="0038810e" style:font-weight-asian="bold" style:font-weight-complex="bold"/>
    </style:style>
    <style:style style:name="T25" style:family="text">
      <style:text-properties style:font-name="Crimson Text" fo:font-weight="bold" officeooo:rsid="0051822d" style:font-weight-asian="bold" style:font-weight-complex="bold"/>
    </style:style>
    <style:style style:name="T26" style:family="text">
      <style:text-properties style:font-name="Crimson Text" officeooo:rsid="003de88e"/>
    </style:style>
    <style:style style:name="T27" style:family="text">
      <style:text-properties style:font-name="Crimson Text" officeooo:rsid="003e052a"/>
    </style:style>
    <style:style style:name="T28" style:family="text">
      <style:text-properties style:font-name="Crimson Text" officeooo:rsid="003f7da5"/>
    </style:style>
    <style:style style:name="T29" style:family="text">
      <style:text-properties style:font-name="Crimson Text" officeooo:rsid="00407e2f"/>
    </style:style>
    <style:style style:name="T30" style:family="text">
      <style:text-properties style:font-name="Crimson Text" officeooo:rsid="00409f9f"/>
    </style:style>
    <style:style style:name="T31" style:family="text">
      <style:text-properties style:font-name="Crimson Text" officeooo:rsid="0042271e"/>
    </style:style>
    <style:style style:name="T32" style:family="text">
      <style:text-properties style:font-name="Crimson Text" officeooo:rsid="0044b514"/>
    </style:style>
    <style:style style:name="T33" style:family="text">
      <style:text-properties style:font-name="Crimson Text" officeooo:rsid="004612e4"/>
    </style:style>
    <style:style style:name="T34" style:family="text">
      <style:text-properties style:font-name="Crimson Text" officeooo:rsid="00476ce1"/>
    </style:style>
    <style:style style:name="T35" style:family="text">
      <style:text-properties style:font-name="Crimson Text" fo:font-style="italic" officeooo:rsid="00476ce1" style:font-style-asian="italic" style:font-style-complex="italic"/>
    </style:style>
    <style:style style:name="T36" style:family="text">
      <style:text-properties style:font-name="Crimson Text" fo:font-style="normal" officeooo:rsid="00476ce1" style:font-style-asian="normal" style:font-style-complex="normal"/>
    </style:style>
    <style:style style:name="T37" style:family="text">
      <style:text-properties style:font-name="Crimson Text" officeooo:rsid="004a8e72"/>
    </style:style>
    <style:style style:name="T38" style:family="text">
      <style:text-properties style:font-name="Crimson Text" officeooo:rsid="004c776e"/>
    </style:style>
    <style:style style:name="T39" style:family="text">
      <style:text-properties style:font-name="Crimson Text" fo:font-weight="normal" style:font-weight-asian="normal" style:font-weight-complex="normal"/>
    </style:style>
    <style:style style:name="T40" style:family="text">
      <style:text-properties style:font-name="Crimson Text" fo:font-weight="normal" officeooo:rsid="004a8e72" style:font-weight-asian="normal" style:font-weight-complex="normal"/>
    </style:style>
    <style:style style:name="T41" style:family="text">
      <style:text-properties style:font-name="Crimson Text" fo:font-weight="normal" officeooo:rsid="003d2424" style:font-weight-asian="normal" style:font-weight-complex="normal"/>
    </style:style>
    <style:style style:name="T42" style:family="text">
      <style:text-properties style:font-name="Crimson Text" fo:font-weight="normal" officeooo:rsid="0044b514" style:font-weight-asian="normal" style:font-weight-complex="normal"/>
    </style:style>
    <style:style style:name="T43" style:family="text">
      <style:text-properties style:font-name="Crimson Text" fo:font-weight="normal" officeooo:rsid="004e513c" style:font-weight-asian="normal" style:font-weight-complex="normal"/>
    </style:style>
    <style:style style:name="T44" style:family="text">
      <style:text-properties style:font-name="Crimson Text" fo:font-weight="normal" officeooo:rsid="003bcd67" style:font-weight-asian="normal" style:font-weight-complex="normal"/>
    </style:style>
    <style:style style:name="T45" style:family="text">
      <style:text-properties style:font-name="Crimson Text" fo:font-weight="normal" officeooo:rsid="00407e2f" style:font-weight-asian="normal" style:font-weight-complex="normal"/>
    </style:style>
    <style:style style:name="T46" style:family="text">
      <style:text-properties style:font-name="Crimson Text" fo:font-weight="normal" officeooo:rsid="0061479b" style:font-weight-asian="normal" style:font-weight-complex="normal"/>
    </style:style>
    <style:style style:name="T47" style:family="text">
      <style:text-properties style:font-name="Crimson Text" fo:font-weight="normal" officeooo:rsid="00476ce1" style:font-weight-asian="normal" style:font-weight-complex="normal"/>
    </style:style>
    <style:style style:name="T48" style:family="text">
      <style:text-properties style:font-name="Crimson Text" fo:font-weight="normal" officeooo:rsid="00619991" style:font-weight-asian="normal" style:font-weight-complex="normal"/>
    </style:style>
    <style:style style:name="T49" style:family="text">
      <style:text-properties style:font-name="Crimson Text" officeooo:rsid="004e513c"/>
    </style:style>
    <style:style style:name="T50" style:family="text">
      <style:text-properties style:font-name="Crimson Text" officeooo:rsid="00501edb"/>
    </style:style>
    <style:style style:name="T51" style:family="text">
      <style:text-properties style:font-name="Crimson Text" officeooo:rsid="0051206e"/>
    </style:style>
    <style:style style:name="T52" style:family="text">
      <style:text-properties style:font-name="Crimson Text" officeooo:rsid="005172ef"/>
    </style:style>
    <style:style style:name="T53" style:family="text">
      <style:text-properties style:font-name="Crimson Text" officeooo:rsid="0051822d"/>
    </style:style>
    <style:style style:name="T54" style:family="text">
      <style:text-properties style:font-name="Crimson Text" officeooo:rsid="0052d16e"/>
    </style:style>
    <style:style style:name="T55" style:family="text">
      <style:text-properties style:font-name="Crimson Text" officeooo:rsid="0061479b"/>
    </style:style>
    <style:style style:name="T56" style:family="text">
      <style:text-properties style:font-name="Crimson Text" officeooo:rsid="00619991"/>
    </style:style>
    <style:style style:name="T57" style:family="text">
      <style:text-properties style:font-name="Crimson Text" officeooo:rsid="00625e86"/>
    </style:style>
    <style:style style:name="T58" style:family="text">
      <style:text-properties style:font-name="Crimson Text" officeooo:rsid="0063c227"/>
    </style:style>
    <style:style style:name="T59" style:family="text">
      <style:text-properties style:font-name="Crimson Text" officeooo:rsid="00646f99"/>
    </style:style>
    <style:style style:name="T60" style:family="text">
      <style:text-properties officeooo:rsid="001f1272"/>
    </style:style>
    <style:style style:name="T61" style:family="text">
      <style:text-properties officeooo:rsid="0021bb8a"/>
    </style:style>
    <style:style style:name="T62" style:family="text">
      <style:text-properties officeooo:rsid="00224e05"/>
    </style:style>
    <style:style style:name="T63" style:family="text">
      <style:text-properties officeooo:rsid="0023944a"/>
    </style:style>
    <style:style style:name="T64" style:family="text">
      <style:text-properties officeooo:rsid="00249935"/>
    </style:style>
    <style:style style:name="T65" style:family="text">
      <style:text-properties style:font-name="Crimson Text1" fo:font-size="16.1000003814697pt" fo:font-weight="bold" officeooo:rsid="003a2996" style:font-name-asian="Microsoft YaHei" style:font-size-asian="16.1000003814697pt" style:font-weight-asian="bold" style:font-name-complex="Lucida Sans" style:font-size-complex="16.1000003814697pt" style:font-weight-complex="bold"/>
    </style:style>
    <style:style style:name="T66" style:family="text">
      <style:text-properties style:font-name="Crimson Text1" fo:font-size="16.1000003814697pt" fo:font-weight="bold" officeooo:rsid="003f7da5" style:font-name-asian="Microsoft YaHei" style:font-size-asian="16.1000003814697pt" style:font-weight-asian="bold" style:font-name-complex="Lucida Sans" style:font-size-complex="16.1000003814697pt" style:font-weight-complex="bold"/>
    </style:style>
    <style:style style:name="T67" style:family="text">
      <style:text-properties style:font-name="Crimson Text1" fo:font-size="16.1000003814697pt" fo:font-weight="bold" officeooo:rsid="0061479b" style:font-name-asian="Microsoft YaHei" style:font-size-asian="16.1000003814697pt" style:font-weight-asian="bold" style:font-name-complex="Lucida Sans" style:font-size-complex="16.1000003814697pt" style:font-weight-complex="bold"/>
    </style:style>
    <style:style style:name="T68" style:family="text">
      <style:text-properties style:font-name="Crimson Text1" fo:font-size="16.1000003814697pt" fo:font-weight="bold" officeooo:rsid="005e0379" style:font-name-asian="Microsoft YaHei" style:font-size-asian="16.1000003814697pt" style:font-weight-asian="bold" style:font-name-complex="Lucida Sans" style:font-size-complex="16.1000003814697pt" style:font-weight-complex="bold"/>
    </style:style>
    <style:style style:name="T69" style:family="text">
      <style:text-properties style:font-name="Crimson Text1" fo:font-size="16.1000003814697pt" fo:font-weight="bold" officeooo:rsid="00640e53" style:font-name-asian="Microsoft YaHei" style:font-size-asian="16.1000003814697pt" style:font-weight-asian="bold" style:font-name-complex="Lucida Sans" style:font-size-complex="16.1000003814697pt" style:font-weight-complex="bold"/>
    </style:style>
    <style:style style:name="T70" style:family="text">
      <style:text-properties officeooo:rsid="002bfda2"/>
    </style:style>
    <style:style style:name="T71" style:family="text">
      <style:text-properties officeooo:rsid="002030b1"/>
    </style:style>
    <style:style style:name="T72" style:family="text">
      <style:text-properties officeooo:rsid="0036464b"/>
    </style:style>
    <style:style style:name="T73" style:family="text">
      <style:text-properties officeooo:rsid="003865e3"/>
    </style:style>
    <style:style style:name="T74" style:family="text">
      <style:text-properties officeooo:rsid="0038810e"/>
    </style:style>
    <style:style style:name="T75" style:family="text">
      <style:text-properties officeooo:rsid="003d2424"/>
    </style:style>
    <style:style style:name="T76" style:family="text">
      <style:text-properties officeooo:rsid="003f7da5"/>
    </style:style>
    <style:style style:name="T77" style:family="text">
      <style:text-properties officeooo:rsid="004a8e72"/>
    </style:style>
    <style:style style:name="T78" style:family="text">
      <style:text-properties fo:font-variant="small-caps"/>
    </style:style>
    <style:style style:name="T79" style:family="text">
      <style:text-properties fo:font-variant="small-caps" style:font-name="Crimson Text" fo:font-style="normal" officeooo:rsid="004a8e72" style:font-style-asian="normal" style:font-style-complex="normal"/>
    </style:style>
    <style:style style:name="T80" style:family="text">
      <style:text-properties fo:font-variant="small-caps" style:font-name="Crimson Text" fo:font-weight="normal" officeooo:rsid="004a8e72" style:font-weight-asian="normal" style:font-weight-complex="normal"/>
    </style:style>
    <style:style style:name="T81" style:family="text">
      <style:text-properties fo:font-variant="small-caps" officeooo:rsid="004a8e72"/>
    </style:style>
    <style:style style:name="T82" style:family="text">
      <style:text-properties officeooo:rsid="004c776e"/>
    </style:style>
    <style:style style:name="T83" style:family="text">
      <style:text-properties officeooo:rsid="004e513c"/>
    </style:style>
    <style:style style:name="T84" style:family="text">
      <style:text-properties officeooo:rsid="00501edb"/>
    </style:style>
    <style:style style:name="T85" style:family="text">
      <style:text-properties officeooo:rsid="0051822d"/>
    </style:style>
    <style:style style:name="T86" style:family="text">
      <style:text-properties officeooo:rsid="0052d16e"/>
    </style:style>
    <style:style style:name="T87" style:family="text">
      <style:text-properties officeooo:rsid="005f5913"/>
    </style:style>
    <style:style style:name="T88" style:family="text">
      <style:text-properties officeooo:rsid="00619991"/>
    </style:style>
    <style:style style:name="T89" style:family="text">
      <style:text-properties officeooo:rsid="00476ce1"/>
    </style:style>
    <style:style style:name="T90" style:family="text">
      <style:text-properties officeooo:rsid="00625e86"/>
    </style:style>
    <style:style style:name="T91" style:family="text">
      <style:text-properties officeooo:rsid="0063c227"/>
    </style:style>
    <style:style style:name="T92" style:family="text">
      <style:text-properties officeooo:rsid="00640e53"/>
    </style:style>
    <style:style style:name="T93" style:family="text">
      <style:text-properties officeooo:rsid="00646f99"/>
    </style:style>
    <style:style style:name="Sect1" style:family="section">
      <style:section-properties style:editable="false">
        <style:columns fo:column-count="1" fo:column-gap="0mm"/>
      </style:section-properties>
    </style:style>
    <text:list-style style:name="L1">
      <text:list-level-style-number text:level="1" style:num-prefix=" " style:num-suffix=" " style:num-format="1">
        <style:list-level-properties text:list-level-position-and-space-mode="label-alignment">
          <style:list-level-label-alignment text:label-followed-by="space"/>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3">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P2">Technical Specification</text:p>
      <text:p text:style-name="P1"/>
      <table:table table:name="Tabelle1" table:style-name="Tabelle1">
        <table:table-column table:style-name="Tabelle1.A"/>
        <table:table-column table:style-name="Tabelle1.B"/>
        <table:table-row>
          <table:table-cell table:style-name="Tabelle1.A1" office:value-type="string">
            <text:p text:style-name="P4">Title</text:p>
          </table:table-cell>
          <table:table-cell table:style-name="Tabelle1.A1" office:value-type="string">
            <text:p text:style-name="P4">Shamirs Webservice</text:p>
          </table:table-cell>
        </table:table-row>
        <table:table-row>
          <table:table-cell table:style-name="Tabelle1.A1" office:value-type="string">
            <text:p text:style-name="P4">Author</text:p>
          </table:table-cell>
          <table:table-cell table:style-name="Tabelle1.A1" office:value-type="string">
            <text:p text:style-name="P4">Christof Reichardt</text:p>
            <text:p text:style-name="P4">Paul-Ehrlich-Weg 1</text:p>
            <text:p text:style-name="P4">D-63110 Rodgau</text:p>
            <text:p text:style-name="P4">E-Mail: <text:a xlink:type="simple" xlink:href="mailto:projektstudien@christofreichardt.de" text:style-name="Internet_20_link" text:visited-style-name="Visited_20_Internet_20_Link">projektstudien@christofreichardt.de</text:a></text:p>
          </table:table-cell>
        </table:table-row>
        <table:table-row>
          <table:table-cell table:style-name="Tabelle1.A1" office:value-type="string">
            <text:p text:style-name="P4">Created on</text:p>
          </table:table-cell>
          <table:table-cell table:style-name="Tabelle1.A1" office:value-type="string">
            <text:p text:style-name="P3"><text:date style:data-style-name="N84" text:date-value="2021-03-05T16:10:30.536000244" text:fixed="true">2021-03-05</text:date></text:p>
          </table:table-cell>
        </table:table-row>
        <table:table-row>
          <table:table-cell table:style-name="Tabelle1.A1" office:value-type="string">
            <text:p text:style-name="P5">Version</text:p>
          </table:table-cell>
          <table:table-cell table:style-name="Tabelle1.A1" office:value-type="string">
            <text:p text:style-name="P5">1.0.0</text:p>
          </table:table-cell>
        </table:table-row>
        <table:table-row table:style-name="Tabelle1.5">
          <table:table-cell table:style-name="Tabelle1.A1" office:value-type="string">
            <text:p text:style-name="P6">Status</text:p>
          </table:table-cell>
          <table:table-cell table:style-name="Tabelle1.A1" office:value-type="string">
            <text:p text:style-name="P6">Draft</text:p>
          </table:table-cell>
        </table:table-row>
      </table:table>
      <text:p text:style-name="P117"/>
      <text:table-of-content text:style-name="Sect1" text:protected="true" text:name="Inhaltsverzeichnis1">
        <text:table-of-content-source text:outline-level="10" text:use-index-source-styles="tru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_20__28_user_29_"/>
            <text:index-source-style text:style-name="Heading_20_2_20__28_user_29_"/>
            <text:index-source-style text:style-name="Heading_20_3_20__28_user_29_"/>
          </text:index-source-styles>
        </text:table-of-content-source>
        <text:index-body>
          <text:index-title text:style-name="Sect1" text:name="Inhaltsverzeichnis1_Head">
            <text:p text:style-name="P38">Contents</text:p>
          </text:index-title>
          <text:p text:style-name="P37"><text:a xlink:type="simple" xlink:href="#__RefHeading___Toc1542_1372734596" text:style-name="Index_20_Link" text:visited-style-name="Index_20_Link"><text:s/>1 <text:s/>Introduction<text:tab/>3</text:a></text:p>
          <text:p text:style-name="P37"><text:a xlink:type="simple" xlink:href="#__RefHeading___Toc1548_1372734596" text:style-name="Index_20_Link" text:visited-style-name="Index_20_Link"><text:s/>1.1 <text:s/>Terminology<text:tab/>3</text:a></text:p>
          <text:p text:style-name="P37"><text:a xlink:type="simple" xlink:href="#__RefHeading___Toc1546_1372734596" text:style-name="Index_20_Link" text:visited-style-name="Index_20_Link"><text:s/>2 <text:s/>Security Goals<text:tab/>4</text:a></text:p>
          <text:p text:style-name="P37"><text:a xlink:type="simple" xlink:href="#__RefHeading___Toc1562_1372734596" text:style-name="Index_20_Link" text:visited-style-name="Index_20_Link"><text:s/>2.1 <text:s/>Multiple-Eye Principle<text:tab/>4</text:a></text:p>
          <text:p text:style-name="P37"><text:a xlink:type="simple" xlink:href="#__RefHeading___Toc1560_1372734596" text:style-name="Index_20_Link" text:visited-style-name="Index_20_Link"><text:s/>2.2 <text:s/>System Administration<text:tab/>4</text:a></text:p>
          <text:p text:style-name="P37"><text:a xlink:type="simple" xlink:href="#__RefHeading___Toc1544_1372734596" text:style-name="Index_20_Link" text:visited-style-name="Index_20_Link"><text:s/>3 <text:s/>Use Cases<text:tab/>5</text:a></text:p>
          <text:p text:style-name="P37"><text:a xlink:type="simple" xlink:href="#__RefHeading___Toc1558_1372734596" text:style-name="Index_20_Link" text:visited-style-name="Index_20_Link"><text:s/>3.1 <text:s/>Generation of Keystores<text:tab/>5</text:a></text:p>
          <text:p text:style-name="P37"><text:a xlink:type="simple" xlink:href="#__RefHeading___Toc1556_1372734596" text:style-name="Index_20_Link" text:visited-style-name="Index_20_Link"><text:s/>3.2 <text:s/>Import of the Participants<text:tab/>5</text:a></text:p>
          <text:p text:style-name="P37"><text:a xlink:type="simple" xlink:href="#__RefHeading___Toc1554_1372734596" text:style-name="Index_20_Link" text:visited-style-name="Index_20_Link"><text:s/>3.3 <text:s/>Session Activation<text:tab/>6</text:a></text:p>
          <text:p text:style-name="P37"><text:a xlink:type="simple" xlink:href="#__RefHeading___Toc1552_1372734596" text:style-name="Index_20_Link" text:visited-style-name="Index_20_Link"><text:s/>3.4 <text:s/>Session Closure<text:tab/>6</text:a></text:p>
          <text:p text:style-name="P37"><text:a xlink:type="simple" xlink:href="#__RefHeading___Toc1564_1372734596" text:style-name="Index_20_Link" text:visited-style-name="Index_20_Link"><text:s/>3.4.1 <text:s/>Automatic Closure<text:tab/>6</text:a></text:p>
          <text:p text:style-name="P37"><text:a xlink:type="simple" xlink:href="#__RefHeading___Toc1566_1372734596" text:style-name="Index_20_Link" text:visited-style-name="Index_20_Link"><text:s/>3.4.2 <text:s/>On Demand<text:tab/>7</text:a></text:p>
          <text:p text:style-name="P37"><text:a xlink:type="simple" xlink:href="#__RefHeading___Toc1550_1372734596" text:style-name="Index_20_Link" text:visited-style-name="Index_20_Link"><text:s/>3.5 <text:s/>Digital Signature<text:tab/>7</text:a></text:p>
        </text:index-body>
      </text:table-of-content>
      <text:p text:style-name="P117"/>
      <text:list xml:id="list1036016843" text:style-name="L1">
        <text:list-item>
          <text:p text:style-name="P41"><text:bookmark-start text:name="__RefHeading___Toc1542_1372734596"/>Introduction<text:bookmark-end text:name="__RefHeading___Toc1542_1372734596"/></text:p>
        </text:list-item>
      </text:list>
      <text:p text:style-name="P9"><text:span text:style-name="T1">The software intends to provide several cryptographic services – </text:span><text:span text:style-name="T2">such as </text:span><text:span text:style-name="T4">the generation of</text:span><text:span text:style-name="T2"> symmetric and assymetric keys, the di</text:span><text:span text:style-name="T61">s</text:span><text:span text:style-name="T2">tribution of secret shares or the digital signature and encryption </text:span><text:span text:style-name="T4">of </text:span><text:span text:style-name="T32">electronic </text:span><text:span text:style-name="T4">documents – </text:span><text:span text:style-name="T1">by exposing an appropriate REST API. </text:span><text:span text:style-name="T5">The cryptographic keys used for signing and encrypting remain on the server within PKC</text:span><text:span text:style-name="T16">S</text:span><text:span text:style-name="T5">12 keystores. </text:span><text:span text:style-name="T6">Key entries within such </text:span><text:span text:style-name="T5">PKC</text:span><text:span text:style-name="T16">S</text:span><text:span text:style-name="T5">12 </text:span><text:span text:style-name="T6">keystores are typically encrypted as well, </text:span><text:span text:style-name="T7">e.g. </text:span><text:span text:style-name="T6">via password based encryption algorithms.</text:span></text:p>
      <text:list xml:id="list183702949595400" text:continue-numbering="true" text:style-name="L1">
        <text:list-item>
          <text:list>
            <text:list-item>
              <text:p text:style-name="P46"><text:bookmark-start text:name="__RefHeading___Toc1548_1372734596"/><text:span text:style-name="T71">T</text:span>erminology<text:bookmark-end text:name="__RefHeading___Toc1548_1372734596"/></text:p>
            </text:list-item>
          </text:list>
        </text:list-item>
      </text:list>
      <text:p text:style-name="P34">AES</text:p>
      <text:p text:style-name="P24"><text:span text:style-name="T72"><text:tab/></text:span><text:span text:style-name="T54">Advanced Encyrption Standard.</text:span></text:p>
      <text:p text:style-name="P29">ECDSA</text:p>
      <text:p text:style-name="P10"><text:tab/>Elliptic Curve Digital Signature Algorithm.</text:p>
      <text:p text:style-name="P32">HTTP</text:p>
      <text:p text:style-name="P12"><text:tab/>Hypertext Transfer Protocol.</text:p>
      <text:p text:style-name="P31">JSON</text:p>
      <text:p text:style-name="P22"><text:span text:style-name="T72"><text:tab/></text:span><text:span text:style-name="T84">A</text:span> lightweight data-interchange format.</text:p>
      <text:p text:style-name="P30">Participant</text:p>
      <text:p text:style-name="P16"><text:span text:style-name="T72"><text:tab/></text:span><text:span text:style-name="T19">A </text:span><text:span text:style-name="T27">user which has </text:span><text:span text:style-name="T19">subscribe</text:span><text:span text:style-name="T27">d</text:span><text:span text:style-name="T19"> </text:span><text:span text:style-name="T27">to</text:span><text:span text:style-name="T19"> a secret sharing sheme.</text:span></text:p>
      <text:p text:style-name="P35">PKCS12</text:p>
      <text:p text:style-name="P11"><text:tab/>Defines a file format used to store cryptographical objects, e.g. private keys, within a single file.</text:p>
      <text:p text:style-name="P26">POST</text:p>
      <text:p text:style-name="P17"><text:span text:style-name="T72"><text:tab/></text:span><text:span text:style-name="T20">A method defined by the HTTP protocol.</text:span></text:p>
      <text:p text:style-name="P28">PUT</text:p>
      <text:p text:style-name="P21"><text:span text:style-name="T72"><text:tab/></text:span><text:span text:style-name="T20">A method defined by the HTTP protocol.</text:span></text:p>
      <text:p text:style-name="P27">REST</text:p>
      <text:p text:style-name="P13"><text:span text:style-name="T72"><text:tab/></text:span><text:span text:style-name="T16">Representational state transfer denotes an architectural style related to interactive applications <text:tab/>using web services.</text:span></text:p>
      <text:p text:style-name="P25">Secret Sharing</text:p>
      <text:p text:style-name="P14"><text:span text:style-name="T72"><text:tab/></text:span><text:span text:style-name="T17">Methods for distributing shares of a secret, e.g. a password, between certain participants. The <text:tab/>participants need to combine a subset of the shares in able to recover the original secret.</text:span></text:p>
      <text:p text:style-name="P33">URI</text:p>
      <text:p text:style-name="P15"><text:span text:style-name="T72"><text:tab/></text:span><text:span text:style-name="T16">Uniform Resource Identifier.</text:span></text:p>
      <text:list xml:id="list183702996670575" text:continue-numbering="true" text:style-name="L1">
        <text:list-item>
          <text:p text:style-name="P43"><text:bookmark-start text:name="__RefHeading___Toc1546_1372734596"/>Security <text:span text:style-name="T60">Goals</text:span><text:bookmark-end text:name="__RefHeading___Toc1546_1372734596"/></text:p>
          <text:list>
            <text:list-item>
              <text:p text:style-name="P47"><text:bookmark-start text:name="__RefHeading___Toc1562_1372734596"/>Multiple-Eye Principle<text:bookmark-end text:name="__RefHeading___Toc1562_1372734596"/></text:p>
            </text:list-item>
          </text:list>
        </text:list-item>
      </text:list>
      <text:p text:style-name="P7"><text:span text:style-name="T62">It should be possible to enforce the multiple-eye principle when granting access to one of </text:span><text:span text:style-name="T63">the </text:span><text:span text:style-name="T62">keystores </text:span><text:span text:style-name="T63">comprising the cryptographic keys. Consider, </text:span><text:span text:style-name="T64">for example,</text:span><text:span text:style-name="T63"> a company signing key within such a keystore and </text:span><text:span text:style-name="T7">an electronic</text:span><text:span text:style-name="T63"> payment order which must be reviewed and digitally signed. </text:span><text:span text:style-name="T70">This can be achieved by applying a secret sharing algorithm in addition to the password based encryption of the keystores.</text:span></text:p>
      <text:list xml:id="list183703744800764" text:continue-numbering="true" text:style-name="L1">
        <text:list-item>
          <text:list>
            <text:list-item>
              <text:p text:style-name="P48"><text:bookmark-start text:name="__RefHeading___Toc1560_1372734596"/>System Administration<text:bookmark-end text:name="__RefHeading___Toc1560_1372734596"/></text:p>
            </text:list-item>
          </text:list>
        </text:list-item>
      </text:list>
      <text:p text:style-name="P8"><text:span text:style-name="T9">Ideally, t</text:span><text:span text:style-name="T64">he system administration of the cryptographic services </text:span><text:span text:style-name="T9">should not be able to</text:span><text:span text:style-name="T64"> gain access to the cryptographic keys </text:span><text:span text:style-name="T8">even with root access to the server. </text:span><text:span text:style-name="T9">This means that the passwords – or rather password shares – of the keystores should not remain on the server after their initial generation. </text:span><text:span text:style-name="T10">Either the password shares will be distributed, e.g. via </text:span><text:span text:style-name="T26">(encrypted) </text:span><text:span text:style-name="T10">E-Mail </text:span><text:span text:style-name="T26">messages</text:span><text:span text:style-name="T10">, immediately after their creation or the clients fetch them via the REST API in due course. In order to open a session </text:span><text:span text:style-name="T26">related to a certain keystore</text:span><text:span text:style-name="T10"> the appropriate shares must be </text:span><text:span text:style-name="T11">again </text:span><text:span text:style-name="T10">trans</text:span><text:span text:style-name="T11">mitted </text:span><text:span text:style-name="T26">back </text:span><text:span text:style-name="T11">to the server by the participants. After the closure of the session the key entries of the involved keystore will be </text:span><text:span text:style-name="T12">re-encrypted and new fitting password shares will be distributed. That means that a </text:span><text:span text:style-name="T13">seizure</text:span><text:span text:style-name="T12"> of the server </text:span><text:span text:style-name="T14">alone</text:span><text:span text:style-name="T13"> should normally not lead to </text:span><text:span text:style-name="T15">a </text:span><text:span text:style-name="T13">security breach. Encrypted documents </text:span><text:span text:style-name="T15">or private keys required for digital signatures </text:span><text:span text:style-name="T13">remain safe </text:span><text:span text:style-name="T14">because the related keystores cannot be loaded without the appropriate password shares.</text:span></text:p>
      <text:list xml:id="list183704783040102" text:continue-numbering="true" text:style-name="L1">
        <text:list-item>
          <text:p text:style-name="P42"><text:bookmark-start text:name="__RefHeading___Toc1544_1372734596"/>Use Cases<text:bookmark-end text:name="__RefHeading___Toc1544_1372734596"/></text:p>
          <text:list>
            <text:list-item>
              <text:p text:style-name="P49"><text:bookmark-start text:name="__RefHeading___Toc1558_1372734596"/>Generation of Keystores<text:bookmark-end text:name="__RefHeading___Toc1558_1372734596"/></text:p>
            </text:list-item>
          </text:list>
        </text:list-item>
      </text:list>
      <text:p text:style-name="P23"><text:span text:style-name="T73">Participants may trigger the generation of </text:span><text:span text:style-name="T74">PKCS12 </text:span><text:span text:style-name="T73">keystores together with the desired key entries </text:span><text:span text:style-name="T84">by POSTing keystore instructions</text:span><text:span text:style-name="T73">. <text:s/>Such key entries are always related to certain algorithms, e.g. ECDSA </text:span><text:span text:style-name="T86">or AES</text:span><text:span text:style-name="T73">. </text:span><text:span text:style-name="T18">The password needed to access the keystore will be splitted into shares and made available for the distribution between the denoted participants.</text:span></text:p>
      <text:p text:style-name="P81"><text:span text:style-name="T24">U</text:span><text:span text:style-name="T25">RI</text:span><text:span text:style-name="T53"> </text:span></text:p>
      <text:p text:style-name="P55">https://&lt;host&gt;/shamir/v1/keystores</text:p>
      <text:p text:style-name="P82"><text:span text:style-name="T3">Method</text:span><text:span text:style-name="T39"> </text:span></text:p>
      <text:p text:style-name="P58">POST</text:p>
      <text:p text:style-name="P87"><text:span text:style-name="T18">P</text:span><text:span text:style-name="T3">reconditions</text:span></text:p>
      <text:list xml:id="list140065911" text:style-name="L2">
        <text:list-item>
          <text:p text:style-name="P94"><text:span text:style-name="T20">The </text:span><text:span text:style-name="T29">actor</text:span><text:span text:style-name="T20"> POSTing </text:span><text:span text:style-name="T21">a set of instructions must be a registered user with the necessary authorizations.</text:span></text:p>
        </text:list-item>
        <text:list-item>
          <text:p text:style-name="P65"><text:span text:style-name="T21">T</text:span><text:span text:style-name="T3">he denoted participants must be known to the system.</text:span></text:p>
        </text:list-item>
      </text:list>
      <text:p text:style-name="P95"><text:span text:style-name="T22">Post</text:span><text:span text:style-name="T23">conditions</text:span></text:p>
      <text:list xml:id="list3143307937" text:style-name="L3">
        <text:list-item>
          <text:p text:style-name="P96"><text:span text:style-name="T21">The keystore </text:span><text:span text:style-name="T34">together with the required key entries has been created.</text:span></text:p>
        </text:list-item>
        <text:list-item>
          <text:p text:style-name="P97"><text:span text:style-name="T21">The related password shares have been </text:span><text:span text:style-name="T34">computed</text:span><text:span text:style-name="T21"> and (optionally) distributed.</text:span></text:p>
        </text:list-item>
        <text:list-item>
          <text:p text:style-name="P98"><text:span text:style-name="T21">A </text:span><text:span text:style-name="T37">session with state </text:span><text:span text:style-name="T79">Provisioned</text:span><text:span text:style-name="T37"> has been assigned to the keystore.</text:span></text:p>
        </text:list-item>
        <text:list-item>
          <text:p text:style-name="P66"><text:span text:style-name="T51">The server has responded with HTTP status code 201, Created, together with a</text:span><text:span text:style-name="T37"> </text:span><text:span text:style-name="T50">JSON response comprising a keystore representation.</text:span></text:p>
        </text:list-item>
      </text:list>
      <text:list xml:id="list183702766826135" text:continue-list="list183704783040102" text:style-name="L1">
        <text:list-item>
          <text:list>
            <text:list-item>
              <text:p text:style-name="P45"><text:span text:style-name="T69">Query all</text:span><text:span text:style-name="T68"> Keystore</text:span><text:span text:style-name="T69">s</text:span></text:p>
            </text:list-item>
          </text:list>
        </text:list-item>
      </text:list>
      <text:p text:style-name="P61"><text:span text:style-name="T55">Infos about the</text:span><text:span text:style-name="T87"> </text:span><text:span text:style-name="T55">available</text:span><text:span text:style-name="T87"> keystores can be requested. </text:span><text:span text:style-name="T88">The infos include, inter alia, the keystore IDs, </text:span><text:span text:style-name="T90">descriptive names of the keystores, </text:span><text:span text:style-name="T88">the particular sharing shemes (number of shares and threshold), the creation time and </text:span><text:span text:style-name="T56">an URI</text:span><text:span text:style-name="T88"> to each keystore.</text:span></text:p>
      <text:p text:style-name="P99"><text:span text:style-name="T24">U</text:span><text:span text:style-name="T25">RI</text:span><text:span text:style-name="T53"> </text:span></text:p>
      <text:p text:style-name="P56">https://&lt;host&gt;/shamir/v1/keystores</text:p>
      <text:p text:style-name="P83"><text:span text:style-name="T3">Method</text:span><text:span text:style-name="T39"> </text:span></text:p>
      <text:p text:style-name="P59">GET</text:p>
      <text:p text:style-name="P88"><text:span text:style-name="T18">P</text:span><text:span text:style-name="T3">reconditions</text:span></text:p>
      <text:list xml:id="list3947221036" text:style-name="L9">
        <text:list-item>
          <text:p text:style-name="P75"><text:soft-page-break/><text:span text:style-name="T44">The </text:span><text:span text:style-name="T45">actor</text:span><text:span text:style-name="T44"> </text:span><text:span text:style-name="T46">must own the necessary permissions to request the infos.</text:span></text:p>
        </text:list-item>
      </text:list>
      <text:p text:style-name="P100"><text:span text:style-name="T22">Post</text:span><text:span text:style-name="T23">conditions</text:span></text:p>
      <text:list xml:id="list3045564586" text:style-name="L10">
        <text:list-item>
          <text:p text:style-name="P76"><text:span text:style-name="T47">T</text:span><text:span text:style-name="T48">he infos have been delivered in JSON format.</text:span></text:p>
        </text:list-item>
      </text:list>
      <text:list xml:id="list183703130888718" text:continue-list="list183702766826135" text:style-name="L1">
        <text:list-item>
          <text:list>
            <text:list-item>
              <text:p text:style-name="P51">Query single Keystore</text:p>
            </text:list-item>
          </text:list>
        </text:list-item>
      </text:list>
      <text:p text:style-name="P62"><text:span text:style-name="T88">Extended information about a single keystore can be requested. </text:span><text:span text:style-name="T57">Besides the name of the keystore, the sharing sheme and the creation date an overwiew of the key entries (alias, algorithm, key size) will be delivered if possible. The keystore may be unloadable due to an insufficient number of </text:span><text:span text:style-name="T58">available </text:span><text:span text:style-name="T57">shares. Furthermore a complete list of URIs regarding related entities (sessions </text:span><text:span text:style-name="T58">and participants)</text:span><text:span text:style-name="T57"> will be presented.</text:span></text:p>
      <text:p text:style-name="P101"><text:span text:style-name="T24">U</text:span><text:span text:style-name="T25">RI</text:span><text:span text:style-name="T53"> </text:span></text:p>
      <text:p text:style-name="P57">https://&lt;host&gt;/shamir/v1/keystores/<text:span text:style-name="T91">&lt;keystore_id&gt;</text:span></text:p>
      <text:p text:style-name="P84"><text:span text:style-name="T3">Method</text:span><text:span text:style-name="T39"> </text:span></text:p>
      <text:p text:style-name="P60"><text:span text:style-name="T90">G</text:span>ET</text:p>
      <text:p text:style-name="P89"><text:span text:style-name="T18">P</text:span><text:span text:style-name="T3">reconditions</text:span></text:p>
      <text:list xml:id="list2204507074" text:style-name="L12">
        <text:list-item>
          <text:p text:style-name="P77"><text:span text:style-name="T44">The </text:span><text:span text:style-name="T45">actor</text:span><text:span text:style-name="T44"> </text:span><text:span text:style-name="T46">must own the necessary permissions to request the infos.</text:span></text:p>
        </text:list-item>
      </text:list>
      <text:p text:style-name="P101"><text:span text:style-name="T22">Post</text:span><text:span text:style-name="T23">conditions</text:span></text:p>
      <text:list xml:id="list4248704195" text:style-name="L11">
        <text:list-item>
          <text:p text:style-name="P72"><text:span text:style-name="T89">T</text:span><text:span text:style-name="T88">he infos have been delivered in JSON format.</text:span></text:p>
        </text:list-item>
      </text:list>
      <text:list xml:id="list183703517120472" text:continue-list="list183703130888718" text:style-name="L1">
        <text:list-item>
          <text:list>
            <text:list-item>
              <text:p text:style-name="P44"><text:bookmark-start text:name="__RefHeading___Toc1556_1372734596"/><text:span text:style-name="T66">Import</text:span><text:span text:style-name="T65"> of the Participants</text:span><text:bookmark-end text:name="__RefHeading___Toc1556_1372734596"/></text:p>
            </text:list-item>
          </text:list>
        </text:list-item>
      </text:list>
      <text:p text:style-name="P18"><text:span text:style-name="T29">Appropriate information about the participants and actors must be imported to system. </text:span><text:span text:style-name="T30">It is out of scope to maintain an independent identity management system. Instead the system relies on a separete OpenId Connect system for this purpose. In order to relate the participants referenced by the instructions to generate a certain keystore the system must maintain or buffer </text:span><text:span text:style-name="T31">some </text:span><text:span text:style-name="T30">information about the approved participants.</text:span></text:p>
      <text:p text:style-name="P90"><text:span text:style-name="T18">P</text:span><text:span text:style-name="T3">reconditions</text:span></text:p>
      <text:list xml:id="list4221966776" text:style-name="L13">
        <text:list-item>
          <text:p text:style-name="P78"><text:span text:style-name="T76">The </text:span><text:span text:style-name="T31">participants</text:span><text:span text:style-name="T76"> </text:span><text:span text:style-name="T28">together with their</text:span><text:span text:style-name="T76"> roles and corresponding permissions must be known to a OpenID Connect Provider.</text:span></text:p>
        </text:list-item>
      </text:list>
      <text:p text:style-name="P102"><text:span text:style-name="T22">Post</text:span><text:span text:style-name="T23">conditions</text:span></text:p>
      <text:list xml:id="list2867021952" text:style-name="L14">
        <text:list-item>
          <text:p text:style-name="P79"><text:span text:style-name="T31">The system has created the participant entities and is able to relate them to the users maintained by the OpenId Connect provider. </text:span></text:p>
        </text:list-item>
      </text:list>
      <text:list xml:id="list183703197827165" text:continue-list="list183703517120472" text:style-name="L1">
        <text:list-item>
          <text:list>
            <text:list-item>
              <text:p text:style-name="P50"><text:bookmark-start text:name="__RefHeading___Toc1554_1372734596"/><text:soft-page-break/>Session Activation<text:bookmark-end text:name="__RefHeading___Toc1554_1372734596"/></text:p>
            </text:list-item>
          </text:list>
        </text:list-item>
      </text:list>
      <text:p text:style-name="P17">In order to encrypt or digitally sign electronic documents a session <text:span text:style-name="T32">belonging</text:span> to a certain keystore must be activated <text:span text:style-name="T86">by PUTting the appropriating session instructions as JSON object</text:span>.</text:p>
      <text:p text:style-name="P81"><text:span text:style-name="T24">U</text:span><text:span text:style-name="T25">RI</text:span><text:span text:style-name="T53"> </text:span></text:p>
      <text:p text:style-name="P24"><text:span text:style-name="T53">https://&lt;host&gt;/shamir/v1/keystores/&lt;keystore_id&gt;/sessions/&lt;</text:span><text:span text:style-name="T54">session</text:span><text:span text:style-name="T53">_id&gt;</text:span></text:p>
      <text:p text:style-name="P82"><text:span text:style-name="T3">Method</text:span><text:span text:style-name="T39"> </text:span></text:p>
      <text:p text:style-name="P36"><text:span text:style-name="T85">P</text:span>UT</text:p>
      <text:p text:style-name="P91"><text:span text:style-name="T18">P</text:span><text:span text:style-name="T3">reconditions</text:span></text:p>
      <text:list xml:id="list322437195" text:style-name="L4">
        <text:list-item>
          <text:p text:style-name="P103"><text:span text:style-name="T27">T</text:span><text:span text:style-name="T34">he present session belonging to the given keystore has the state </text:span><text:span text:style-name="T79">Provided</text:span><text:span text:style-name="T34">.</text:span></text:p>
        </text:list-item>
        <text:list-item>
          <text:p text:style-name="P103"><text:span text:style-name="T21">A </text:span><text:span text:style-name="T27">subset of password shares required to recover the password of the keystore </text:span><text:span text:style-name="T34">is available.</text:span></text:p>
        </text:list-item>
        <text:list-item>
          <text:p text:style-name="P67"><text:span text:style-name="T27">T</text:span><text:span text:style-name="T33">he actor that opens the session owns the required authorizations.</text:span></text:p>
        </text:list-item>
      </text:list>
      <text:p text:style-name="P104"><text:span text:style-name="T22">Post</text:span><text:span text:style-name="T23">conditions</text:span></text:p>
      <text:list xml:id="list891436672" text:style-name="L5">
        <text:list-item>
          <text:p text:style-name="P105"><text:span text:style-name="T21">The </text:span><text:span text:style-name="T32">session belonging to the keystore has </text:span><text:span text:style-name="T34">got the state </text:span><text:span text:style-name="T79">Active</text:span><text:span text:style-name="T35">.</text:span></text:p>
        </text:list-item>
        <text:list-item>
          <text:p text:style-name="P105"><text:span text:style-name="T36">The session</text:span><text:span text:style-name="T32"> is ready to </text:span><text:span text:style-name="T34">encrypt/sign</text:span><text:span text:style-name="T32"> documents </text:span><text:span text:style-name="T34">by applying key entries of the related keystore</text:span><text:span text:style-name="T32">.</text:span></text:p>
        </text:list-item>
        <text:list-item>
          <text:p text:style-name="P68"><text:span text:style-name="T51">The server has responded with HTTP status code 200, Ok, and has transmitted a</text:span><text:span text:style-name="T32"> </text:span><text:span text:style-name="T3">session representation in JSON format to the actor.</text:span></text:p>
        </text:list-item>
      </text:list>
      <text:list xml:id="list183704266179319" text:continue-list="list183703197827165" text:style-name="L1">
        <text:list-item>
          <text:list>
            <text:list-item>
              <text:p text:style-name="P50"><text:bookmark-start text:name="__RefHeading___Toc1552_1372734596"/>Session Closure<text:bookmark-end text:name="__RefHeading___Toc1552_1372734596"/></text:p>
              <text:list>
                <text:list-item>
                  <text:p text:style-name="P54"><text:bookmark-start text:name="__RefHeading___Toc1564_1372734596"/>Automatic Closure<text:bookmark-end text:name="__RefHeading___Toc1564_1372734596"/></text:p>
                </text:list-item>
              </text:list>
            </text:list-item>
          </text:list>
        </text:list-item>
      </text:list>
      <text:p text:style-name="P19">During the session activation a maximum idle period had been transmitted. A concurrent thread checks periodically for idle sessions and closes them.</text:p>
      <text:p text:style-name="P92"><text:span text:style-name="T18">P</text:span><text:span text:style-name="T3">reconditions</text:span></text:p>
      <text:list xml:id="list3762235629" text:style-name="L15">
        <text:list-item>
          <text:p text:style-name="P80">One ore more sessions have been inactive <text:span text:style-name="T77">for </text:span>longer than the denoted idle time.</text:p>
        </text:list-item>
      </text:list>
      <text:p text:style-name="P106"><text:span text:style-name="T22">Post</text:span><text:span text:style-name="T23">conditions</text:span></text:p>
      <text:list xml:id="list3248838896" text:style-name="L6">
        <text:list-item>
          <text:p text:style-name="P107"><text:span text:style-name="T77">The idle sessions have been asssigned the state </text:span><text:span text:style-name="T81">Closed</text:span><text:span text:style-name="T77"> and won’t process documents anymore.</text:span></text:p>
        </text:list-item>
        <text:list-item>
          <text:p text:style-name="P109">The related keystores have been assigned new sessions with state <text:span text:style-name="T78">Provided</text:span>.</text:p>
        </text:list-item>
        <text:list-item>
          <text:p text:style-name="P108"><text:span text:style-name="T82">The </text:span><text:span text:style-name="T38">related keystores have been given new passwords and the comprising key entries have been re-encrypted.</text:span></text:p>
        </text:list-item>
        <text:list-item>
          <text:p text:style-name="P69">Corresponding password shares have been computed and (optionally) distributed.</text:p>
        </text:list-item>
      </text:list>
      <text:list xml:id="list183704762084302" text:continue-list="list183704266179319" text:style-name="L1">
        <text:list-item>
          <text:list>
            <text:list-item>
              <text:list>
                <text:list-item>
                  <text:p text:style-name="P53"><text:bookmark-start text:name="__RefHeading___Toc1566_1372734596"/><text:soft-page-break/>On Demand<text:bookmark-end text:name="__RefHeading___Toc1566_1372734596"/></text:p>
                </text:list-item>
              </text:list>
            </text:list-item>
          </text:list>
        </text:list-item>
      </text:list>
      <text:p text:style-name="P20"><text:span text:style-name="T83">A </text:span>Session can be closed on demand by PUTting an appropriate session instruction <text:span text:style-name="T86">as JSON object</text:span>.</text:p>
      <text:p text:style-name="P113"><text:span text:style-name="T24">U</text:span><text:span text:style-name="T25">RI</text:span><text:span text:style-name="T53"> </text:span></text:p>
      <text:p text:style-name="P24"><text:span text:style-name="T53">https://&lt;host&gt;/shamir/v1/keystores/&lt;keystore_id&gt;/sessions/&lt;</text:span><text:span text:style-name="T54">session</text:span><text:span text:style-name="T53">_id&gt;</text:span></text:p>
      <text:p text:style-name="P85"><text:span text:style-name="T3">Method</text:span><text:span text:style-name="T39"> </text:span></text:p>
      <text:p text:style-name="P36"><text:span text:style-name="T85">P</text:span>UT</text:p>
      <text:p text:style-name="P93"><text:span text:style-name="T18">P</text:span><text:span text:style-name="T3">reconditions</text:span></text:p>
      <text:list xml:id="list845241162" text:style-name="L7">
        <text:list-item>
          <text:p text:style-name="P111">The actor PUTting the session instruction has the required authorizations.</text:p>
        </text:list-item>
        <text:list-item>
          <text:p text:style-name="P70">The session has the state <text:span text:style-name="T78">Active</text:span>.</text:p>
        </text:list-item>
      </text:list>
      <text:p text:style-name="P114"><text:span text:style-name="T22">Post</text:span><text:span text:style-name="T23">conditions</text:span></text:p>
      <text:list xml:id="list2602690555" text:style-name="L8">
        <text:list-item>
          <text:p text:style-name="P115"><text:span text:style-name="T41">The </text:span><text:span text:style-name="T42">session </text:span><text:span text:style-name="T43">has </text:span><text:span text:style-name="T40">been asssigned the state </text:span><text:span text:style-name="T80">Closed</text:span><text:span text:style-name="T40"> and won’t process documents anymore.</text:span></text:p>
        </text:list-item>
        <text:list-item>
          <text:p text:style-name="P110">The related keystore ha<text:span text:style-name="T83">s</text:span> been assigned <text:span text:style-name="T83">a </text:span>new session with state <text:span text:style-name="T78">Provided</text:span>.</text:p>
        </text:list-item>
        <text:list-item>
          <text:p text:style-name="P115"><text:span text:style-name="T82">The </text:span><text:span text:style-name="T38">related keystore ha</text:span><text:span text:style-name="T49">s</text:span><text:span text:style-name="T38"> been given </text:span><text:span text:style-name="T49">a</text:span><text:span text:style-name="T38"> new password and the comprising key entries have been re-encrypted.</text:span></text:p>
        </text:list-item>
        <text:list-item>
          <text:p text:style-name="P112">Corresponding password shares have been computed and (optionally) distributed.</text:p>
        </text:list-item>
        <text:list-item>
          <text:p text:style-name="P71"><text:span text:style-name="T75">T</text:span>he server has responded with HTTP status code 204, No Content.</text:p>
        </text:list-item>
      </text:list>
      <text:list xml:id="list183702881515829" text:continue-list="list183704762084302" text:style-name="L1">
        <text:list-item>
          <text:list>
            <text:list-item>
              <text:p text:style-name="P52">Query all Sessions of a Keystore</text:p>
            </text:list-item>
          </text:list>
        </text:list-item>
      </text:list>
      <text:p text:style-name="P63"><text:span text:style-name="T92">Infos about the s</text:span><text:span text:style-name="T93">essions belonging to a keystore can be requested. This includes already </text:span><text:span text:style-name="T59">expired</text:span><text:span text:style-name="T93"> sessions.</text:span></text:p>
      <text:p text:style-name="P116"><text:span text:style-name="T24">U</text:span><text:span text:style-name="T25">RI</text:span><text:span text:style-name="T53"> </text:span></text:p>
      <text:p text:style-name="P64"><text:span text:style-name="T53">https://&lt;host&gt;/shamir/v1/keystores/&lt;keystore_id&gt;/sessions</text:span></text:p>
      <text:p text:style-name="P86"><text:span text:style-name="T3">Method</text:span><text:span text:style-name="T39"> </text:span></text:p>
      <text:p text:style-name="P73">GET</text:p>
      <text:p text:style-name="P74"><text:span text:style-name="T18"/></text:p>
      <text:list xml:id="list183703271225104" text:continue-numbering="true" text:style-name="L1">
        <text:list-item>
          <text:list>
            <text:list-item>
              <text:p text:style-name="P50"><text:bookmark-start text:name="__RefHeading___Toc1550_1372734596"/>Digital Signature<text:bookmark-end text:name="__RefHeading___Toc1550_1372734596"/></text:p>
            </text:list-item>
          </text:list>
        </text:list-item>
      </text:list>
      <text:p text:style-name="P22"><text:span text:style-name="T84">Documents of certain media types can be digitally signed by POSTing them to </text:span><text:span text:style-name="T52">an URL referencing an active session. </text:span></text:p>
      <text:p text:style-name="P1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Crimson Text1" svg:font-family="'Crimson Text'" style:font-adornments="Fett" style:font-pitch="variable"/>
    <style:font-face style:name="Crimson Text" svg:font-family="'Crimson Text'" style:font-adornments="Standard" style:font-pitch="variable"/>
    <style:font-face style:name="Montserrat" svg:font-family="Montserra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1_20__28_user_29_" style:display-name="Heading 1 (user)" style:family="paragraph" style:parent-style-name="Heading_20_1" style:default-outline-level="" style:list-style-name="">
      <style:paragraph-properties fo:margin-top="3.49mm" fo:margin-bottom="1.01mm" loext:contextual-spacing="false"/>
      <style:text-properties style:font-name="Crimson Text1" fo:font-family="'Crimson Text'" style:font-style-name="Fett" style:font-pitch="variable"/>
    </style:style>
    <style:style style:name="MyText" style:family="paragraph" style:parent-style-name="Text_20_body">
      <style:paragraph-properties fo:text-align="justify" style:justify-single-word="false"/>
      <style:text-properties style:font-name="Crimson Text" fo:font-family="'Crimson Text'" style:font-style-name="Standard" style:font-pitch="variabl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Heading_20_2_20__28_user_29_" style:display-name="Heading 2 (user)" style:family="paragraph" style:parent-style-name="Heading_20_2" style:default-outline-level="" style:list-style-name="">
      <style:paragraph-properties fo:margin-top="1.99mm" fo:margin-bottom="1.5mm" loext:contextual-spacing="false"/>
      <style:text-properties style:font-name="Crimson Text1" fo:font-family="'Crimson Text'" style:font-style-name="Fett" style:font-pitch="variable"/>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Heading_20_3_20__28_user_29_" style:display-name="Heading 3 (user)" style:family="paragraph" style:parent-style-name="Heading_20_3" style:default-outline-level="" style:list-style-name="">
      <style:text-properties style:font-name="Crimson Text1" fo:font-family="'Crimson Text'" style:font-style-name="Fett" style:font-pitch="variable"/>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Header">
      <style:text-properties style:font-name="Montserrat" fo:font-weight="bold" officeooo:rsid="005dacd2" officeooo:paragraph-rsid="005dacd2" style:font-weight-asian="bold" style:font-weight-complex="bold"/>
    </style:style>
    <style:style style:name="MP2" style:family="paragraph" style:parent-style-name="Footer">
      <style:paragraph-properties fo:text-align="center" style:justify-single-word="false"/>
      <style:text-properties style:font-name="Montserrat" officeooo:rsid="00169140" officeooo:paragraph-rsid="00169140"/>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columns fo:column-count="1" fo:column-gap="0mm"/>
        <style:footnote-sep style:width="0.18mm" style:distance-before-sep="1.01mm" style:distance-after-sep="1.01mm" style:line-style="solid" style:adjustment="left" style:rel-width="25%" style:color="#000000"/>
      </style:page-layout-properties>
      <style:header-style>
        <style:header-footer-properties fo:min-height="6mm" fo:margin-left="0mm" fo:margin-right="0mm" fo:margin-bottom="4.99mm" fo:border-top="0.06pt solid #000000" fo:border-bottom="0.06pt solid #000000" fo:border-left="none" fo:border-right="none" fo:padding="0.49mm" fo:background-color="transparent" style:dynamic-spacing="false" draw:fill="none"/>
      </style:header-style>
      <style:footer-style>
        <style:header-footer-properties fo:min-height="0mm" fo:margin-left="0mm" fo:margin-right="0mm" fo:margin-top="4.99mm" fo:border-top="0.06pt solid #000000" fo:border-bottom="0.06pt solid #000000" fo:border-left="none" fo:border-right="none" fo:padding="0.51m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Shamirs Webservice<text:tab/> <text:s text:c="94"/><text:date style:data-style-name="N84" text:date-value="2021-03-11T13:22:36.456999946" text:fixed="true">2021-03-11</text:date></text:p>
      </style:header>
      <style:footer>
        <text:p text:style-name="MP2">- <text:page-number text:select-page="current">6</text:page-number><text:s/>/ <text:page-count>8</text:page-count><text:s/>-</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3-05T15:55:12.569000000</meta:creation-date>
    <dc:date>2021-03-11T18:37:02.551000000</dc:date>
    <meta:editing-duration>PT6H11M39S</meta:editing-duration>
    <meta:editing-cycles>36</meta:editing-cycles>
    <meta:generator>LibreOffice/6.4.6.2$Windows_X86_64 LibreOffice_project/0ce51a4fd21bff07a5c061082cc82c5ed232f115</meta:generator>
    <meta:document-statistic meta:table-count="1" meta:image-count="0" meta:object-count="0" meta:page-count="8" meta:paragraph-count="148" meta:word-count="1320" meta:character-count="8894" meta:non-whitespace-character-count="7583"/>
  </office:meta>
</office:document-meta>
</file>